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a cave in the side of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No one has ever set foot inside in fear of
monsters, but there's no doubt that there's
a base in t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shall be increasing our security around
the snowfields and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 office:value-type="string">
            <text:p>Messenger
“I am a messenger. My name is as of yet
largely unknown to the world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May you all receive His blessing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 office:value-type="string">
            <text:p>Priest
“The Northlands are deeply intertwined
with the 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 office:value-type="string">
            <text:p>Priest
“I shall stay here a while longer and study
the legends. There may be much to
be discovered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 office:value-type="string">
            <text:p>Break a leg!! Let's bring peace back to
the world, once and for all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